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Preformatted_20_Text">
      <style:paragraph-properties fo:text-align="start" style:justify-single-word="false">
        <style:tab-stops>
          <style:tab-stop style:position="0.3165in"/>
        </style:tab-stops>
      </style:paragraph-properties>
    </style:style>
    <style:style style:name="P5" style:family="paragraph" style:parent-style-name="Preformatted_20_Text">
      <style:paragraph-properties fo:text-align="start" style:justify-single-word="false">
        <style:tab-stops>
          <style:tab-stop style:position="0.3201in"/>
        </style:tab-stops>
      </style:paragraph-properties>
    </style:style>
    <style:style style:name="P6" style:family="paragraph" style:parent-style-name="Preformatted_20_Text">
      <style:paragraph-properties>
        <style:tab-stops>
          <style:tab-stop style:position="0.3201in"/>
        </style:tab-stops>
      </style:paragraph-properties>
      <style:text-properties fo:font-size="8pt" style:font-size-asian="8pt" style:font-size-complex="8pt"/>
    </style:style>
    <style:style style:name="P7" style:family="paragraph" style:parent-style-name="Preformatted_20_Text">
      <style:paragraph-properties>
        <style:tab-stops>
          <style:tab-stop style:position="0.3201in"/>
        </style:tab-stops>
      </style:paragraph-properties>
      <style:text-properties fo:font-size="9pt" style:font-size-asian="9pt" style:font-size-complex="9pt"/>
    </style:style>
    <style:style style:name="P8" style:family="paragraph" style:parent-style-name="Preformatted_20_Text">
      <style:paragraph-properties>
        <style:tab-stops>
          <style:tab-stop style:position="0.3201in"/>
        </style:tab-stops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Preformatted_20_Text">
      <style:paragraph-properties fo:text-align="center" style:justify-single-word="false">
        <style:tab-stops>
          <style:tab-stop style:position="0.3165in"/>
        </style:tab-stops>
      </style:paragraph-properties>
    </style:style>
    <style:style style:name="P10" style:family="paragraph" style:parent-style-name="Preformatted_20_Text">
      <style:paragraph-properties>
        <style:tab-stops>
          <style:tab-stop style:position="0.3201in"/>
        </style:tab-stops>
      </style:paragraph-properties>
    </style:style>
    <style:style style:name="P11" style:family="paragraph" style:parent-style-name="Preformatted_20_Text">
      <style:paragraph-properties fo:margin-top="0in" fo:margin-bottom="0.1965in">
        <style:tab-stops>
          <style:tab-stop style:position="0.3201in"/>
        </style:tab-stops>
      </style:paragraph-properties>
      <style:text-properties fo:font-size="8pt" style:font-size-asian="8pt" style:font-size-complex="8pt"/>
    </style:style>
    <style:style style:name="P12" style:family="paragraph" style:parent-style-name="Preformatted_20_Text">
      <style:paragraph-properties fo:margin-top="0in" fo:margin-bottom="0.1965in">
        <style:tab-stops>
          <style:tab-stop style:position="0.3201in"/>
        </style:tab-stops>
      </style:paragraph-properties>
      <style:text-properties fo:font-size="9pt" style:font-size-asian="9pt" style:font-size-complex="9pt"/>
    </style:style>
    <style:style style:name="P13" style:family="paragraph" style:parent-style-name="Preformatted_20_Text">
      <style:paragraph-properties fo:margin-top="0in" fo:margin-bottom="0.1965in">
        <style:tab-stops>
          <style:tab-stop style:position="0.3201in"/>
        </style:tab-stops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4" style:family="paragraph" style:parent-style-name="Preformatted_20_Text">
      <style:paragraph-properties fo:text-align="center" style:justify-single-word="false" fo:break-before="column">
        <style:tab-stops>
          <style:tab-stop style:position="0.3165in"/>
        </style:tab-stops>
      </style:paragraph-properties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font-size-asian="7.84999990463257pt" style:font-size-complex="9pt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Strong_20_Emphasis"><text:span text:style-name="T8">Phase 1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ext:p text:style-name="P4"><text:span text:style-name="Strong_20_Emphasis"><text:span text:style-name="T2">1<text:tab/>Matthew 1-9</text:span></text:span><text:span text:style-name="Strong_20_Emphasis"><text:span text:style-name="T1"> <text:s text:c="12"/></text:span></text:span></text:p>
      <text:p text:style-name="P6">2<text:tab/>Matthew 10-14 <text:s text:c="2"/></text:p>
      <text:p text:style-name="P6">3<text:tab/>Matthew 15-22 <text:s text:c="2"/></text:p>
      <text:p text:style-name="P6">4<text:tab/>Matthew 23-28 <text:s text:c="2"/></text:p>
      <text:p text:style-name="P6">5<text:tab/>Mark 1-9 <text:s text:c="15"/></text:p>
      <text:p text:style-name="P6">6<text:tab/>Mark 10-16 <text:s text:c="13"/></text:p>
      <text:p text:style-name="P6">7<text:tab/>Luke 1-5 <text:s text:c="15"/></text:p>
      <text:p text:style-name="P6">8<text:tab/>Luke 6-11 <text:s text:c="14"/></text:p>
      <text:p text:style-name="P6">9<text:tab/>Luke 12-18 <text:s text:c="13"/></text:p>
      <text:p text:style-name="P6">10<text:tab/>Luke 19-24 <text:s text:c="13"/></text:p>
      <text:p text:style-name="P6">11<text:tab/>John 1-6 <text:s text:c="15"/></text:p>
      <text:p text:style-name="P6">12<text:tab/>John 7-12 <text:s text:c="14"/></text:p>
      <text:p text:style-name="P6">13<text:tab/>John 13-21 <text:s text:c="13"/></text:p>
      <text:p text:style-name="P6">14<text:tab/>Acts 1-7 <text:s text:c="15"/></text:p>
      <text:p text:style-name="P6">15<text:tab/>Acts 8-14 <text:s text:c="14"/></text:p>
      <text:p text:style-name="P6">16<text:tab/>Acts 15-21 <text:s text:c="13"/></text:p>
      <text:p text:style-name="P6">17<text:tab/>Acts 22-28 <text:s text:c="13"/></text:p>
      <text:p text:style-name="P6">18<text:tab/>Romans 1-10 <text:s text:c="12"/></text:p>
      <text:p text:style-name="P6">19<text:tab/>Romans 11-16 <text:s text:c="11"/></text:p>
      <text:p text:style-name="P6">20<text:tab/>1 Corinthians <text:s text:c="10"/></text:p>
      <text:p text:style-name="P6">21<text:tab/>2 Corinthians <text:s text:c="10"/></text:p>
      <text:p text:style-name="P6">22<text:tab/>Galatians <text:s text:c="14"/></text:p>
      <text:p text:style-name="P6">23<text:tab/>Ephes., Philippians <text:s/></text:p>
      <text:p text:style-name="P6">24<text:tab/>Colos., 1-2 Thess.</text:p>
      <text:p text:style-name="P6">25<text:tab/>1-2 Tim, Titus, Phil.</text:p>
      <text:p text:style-name="P6">26<text:tab/>Hebrews <text:s text:c="8"/></text:p>
      <text:p text:style-name="P6">27<text:tab/>James, 1-2 Peter <text:s text:c="5"/></text:p>
      <text:p text:style-name="P6">28<text:tab/>1-2-3 John, Jude <text:s text:c="3"/></text:p>
      <text:p text:style-name="P6">29<text:tab/>Revelation 1-11 </text:p>
      <text:p text:style-name="P11">30<text:tab/>Revelation 12-22</text:p>
      <text:p text:style-name="P2"><text:span text:style-name="Strong_20_Emphasis"/></text:p>
      <text:p text:style-name="P14"><text:span text:style-name="Strong_20_Emphasis">Phase 2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0"><text:span text:style-name="Strong_20_Emphasis"><text:span text:style-name="T5">1<text:tab/>Genesis 1-9</text:span></text:span><text:span text:style-name="Strong_20_Emphasis"><text:span text:style-name="T3"> <text:s text:c="12"/></text:span></text:span></text:p>
      <text:p text:style-name="P7">2<text:tab/>Genesis 10-18 <text:s text:c="10"/></text:p>
      <text:p text:style-name="P7">3<text:tab/>Genesis 19-24 <text:s text:c="10"/></text:p>
      <text:p text:style-name="P7">4<text:tab/>Genesis 25-30 <text:s text:c="10"/></text:p>
      <text:p text:style-name="P7">5<text:tab/>Genesis 31-36 <text:s text:c="10"/></text:p>
      <text:p text:style-name="P7">6<text:tab/>Genesis 37-42 <text:s text:c="10"/></text:p>
      <text:p text:style-name="P7">7<text:tab/>Genesis 43-50 <text:s text:c="10"/></text:p>
      <text:p text:style-name="P7">8<text:tab/>Exodus 1-7 <text:s text:c="13"/></text:p>
      <text:p text:style-name="P7">9<text:tab/>Exodus 8-13 <text:s text:c="12"/></text:p>
      <text:p text:style-name="P7">10<text:tab/>Exodus 14-20 <text:s text:c="11"/></text:p>
      <text:p text:style-name="P7">11<text:tab/>Exodus 21-27 <text:s text:c="11"/></text:p>
      <text:p text:style-name="P7">12<text:tab/>Exodus 28-33 <text:s text:c="11"/></text:p>
      <text:p text:style-name="P7">13<text:tab/>Exodus 34-40 <text:s text:c="11"/></text:p>
      <text:p text:style-name="P7">14<text:tab/>Leviticus 1-6 <text:s text:c="10"/></text:p>
      <text:p text:style-name="P7">15<text:tab/>Leviticus 7-13 <text:s text:c="9"/></text:p>
      <text:p text:style-name="P7">16<text:tab/>Leviticus 14-18 </text:p>
      <text:p text:style-name="P7">17<text:tab/>Leviticus 19-24 </text:p>
      <text:p text:style-name="P7">18<text:tab/>Leviticus 25-27 </text:p>
      <text:p text:style-name="P7">19<text:tab/>Numbers 1-4 <text:s text:c="12"/></text:p>
      <text:p text:style-name="P7">20<text:tab/>Numbers 5-9 <text:s text:c="12"/></text:p>
      <text:p text:style-name="P7">21<text:tab/>Numbers 10-15 <text:s text:c="2"/></text:p>
      <text:p text:style-name="P7">22<text:tab/>Numbers 16-21 <text:s text:c="2"/></text:p>
      <text:p text:style-name="P7">23<text:tab/>Numbers 22-28 <text:s text:c="2"/></text:p>
      <text:p text:style-name="P7">24<text:tab/>Numbers 29-36 <text:s text:c="2"/></text:p>
      <text:p text:style-name="P7">25<text:tab/>Deuteronomy 1-4 </text:p>
      <text:p text:style-name="P7">26<text:tab/>Deuteronomy 5-10 <text:s text:c="7"/></text:p>
      <text:p text:style-name="P7">27<text:tab/>Deuteronomy 11-16</text:p>
      <text:p text:style-name="P7">28<text:tab/>Deuteronomy 17-24</text:p>
      <text:p text:style-name="P7">29<text:tab/>Deuteronomy 25-29</text:p>
      <text:p text:style-name="P12">30<text:tab/>Deuteronomy 30-34</text:p>
      <text:p text:style-name="P2"><text:span text:style-name="Strong_20_Emphasis"><text:span text:style-name="T4"/></text:span></text:p>
      <text:p text:style-name="P14"><text:span text:style-name="Strong_20_Emphasis"><text:span text:style-name="T7">Phase 3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5"><text:span text:style-name="Strong_20_Emphasis"><text:span text:style-name="T5">1<text:tab/>Isaiah 1-9</text:span></text:span><text:span text:style-name="Strong_20_Emphasis"><text:span text:style-name="T3"> <text:s text:c="13"/></text:span></text:span></text:p>
      <text:p text:style-name="P7">2<text:tab/>Isaiah 10-21 <text:s text:c="11"/></text:p>
      <text:p text:style-name="P7">3<text:tab/>Isaiah 22-30 <text:s text:c="11"/></text:p>
      <text:p text:style-name="P7">4<text:tab/>Isaiah 31-39 <text:s text:c="11"/></text:p>
      <text:p text:style-name="P7">5<text:tab/>Isaiah 40-48 <text:s text:c="11"/></text:p>
      <text:p text:style-name="P7">6<text:tab/>Isaiah 49-58 <text:s text:c="11"/></text:p>
      <text:p text:style-name="P7">7<text:tab/>Isaiah 59-66 <text:s text:c="11"/></text:p>
      <text:p text:style-name="P7">8<text:tab/>Jeremiah 1-7 <text:s text:c="11"/></text:p>
      <text:p text:style-name="P7">9<text:tab/>Jeremiah 8-16 <text:s text:c="10"/></text:p>
      <text:p text:style-name="P7">10<text:tab/>Jeremiah 17-24 <text:s/></text:p>
      <text:p text:style-name="P7">11<text:tab/>Jeremiah 25-31 <text:s/></text:p>
      <text:p text:style-name="P7">12<text:tab/>Jeremiah 32-36 <text:s/></text:p>
      <text:p text:style-name="P7">13<text:tab/>Jeremiah 37-44 <text:s/></text:p>
      <text:p text:style-name="P7">14<text:tab/>Jeremiah 45-50 <text:s/></text:p>
      <text:p text:style-name="P7">15<text:tab/>Jer. 51, Lament.</text:p>
      <text:p text:style-name="P7">16<text:tab/>Ezekiel 1-8 <text:s text:c="12"/></text:p>
      <text:p text:style-name="P7">17<text:tab/>Ezekiel 9-16 <text:s text:c="11"/></text:p>
      <text:p text:style-name="P7">18<text:tab/>Ezekiel 17-21 <text:s text:c="10"/></text:p>
      <text:p text:style-name="P7">19<text:tab/>Ezekiel 22-27 <text:s text:c="10"/></text:p>
      <text:p text:style-name="P7">20<text:tab/>Ezekiel 28-34 <text:s text:c="10"/></text:p>
      <text:p text:style-name="P7">21<text:tab/>Ezekiel 35-40 <text:s text:c="10"/></text:p>
      <text:p text:style-name="P7">22<text:tab/>Ezekiel 41-48 <text:s text:c="10"/></text:p>
      <text:p text:style-name="P7">23<text:tab/>Daniel 1-5 <text:s text:c="13"/></text:p>
      <text:p text:style-name="P7">24<text:tab/>Daniel 6-12 <text:s text:c="12"/></text:p>
      <text:p text:style-name="P7">25<text:tab/>Hosea <text:s text:c="18"/></text:p>
      <text:p text:style-name="P7">26<text:tab/>Joel, Amos <text:s text:c="13"/></text:p>
      <text:p text:style-name="P7">27<text:tab/>Obad, Jonah, Micah</text:p>
      <text:p text:style-name="P7">28<text:tab/>Nahum, Habak, Zeph</text:p>
      <text:p text:style-name="P7">29<text:tab/>Haggai, Malachi </text:p>
      <text:p text:style-name="P12">30<text:tab/>Zechariah <text:s text:c="6"/></text:p>
      <text:p text:style-name="P5"><text:span text:style-name="Strong_20_Emphasis"><text:span text:style-name="T3"/></text:span></text:p>
      <text:p text:style-name="P14"><text:span text:style-name="Strong_20_Emphasis"><text:span text:style-name="T7">Phase 4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5"><text:span text:style-name="Strong_20_Emphasis"><text:span text:style-name="T5">1<text:tab/>Ezra 1-5 <text:s text:c="15"/></text:span></text:span></text:p>
      <text:p text:style-name="P8">2<text:tab/>Ezra 6-10 <text:s text:c="14"/></text:p>
      <text:p text:style-name="P8">3<text:tab/>Nehemiah 1-5 <text:s text:c="11"/></text:p>
      <text:p text:style-name="P8">4<text:tab/>Nehemiah 6-9 <text:s text:c="11"/></text:p>
      <text:p text:style-name="P8">5<text:tab/>Nehemiah 10-13</text:p>
      <text:p text:style-name="P8">6<text:tab/>Esther 1-4 <text:s text:c="13"/></text:p>
      <text:p text:style-name="P8">7<text:tab/>Esther 5-10 <text:s text:c="12"/></text:p>
      <text:p text:style-name="P8">8<text:tab/>Job 1-9 <text:s text:c="16"/></text:p>
      <text:p text:style-name="P8">9<text:tab/>Job 10-19 <text:s text:c="14"/></text:p>
      <text:p text:style-name="P8">10<text:tab/>Job 20-29 <text:s text:c="14"/></text:p>
      <text:p text:style-name="P8">11<text:tab/>Job 30-37 <text:s text:c="14"/></text:p>
      <text:p text:style-name="P8">12<text:tab/>Job 38-42 <text:s text:c="14"/></text:p>
      <text:p text:style-name="P8">13<text:tab/>Psalms 1-18 <text:s text:c="12"/></text:p>
      <text:p text:style-name="P8">14<text:tab/>Psalms 19-32 <text:s text:c="11"/></text:p>
      <text:p text:style-name="P8">15<text:tab/>Psalms 33-43 <text:s text:c="11"/></text:p>
      <text:p text:style-name="P8">16<text:tab/>Psalms 44-56 <text:s text:c="11"/></text:p>
      <text:p text:style-name="P8">17<text:tab/>Psalms 57-69 <text:s text:c="11"/></text:p>
      <text:p text:style-name="P8">18<text:tab/>Psalms 70-78 <text:s text:c="11"/></text:p>
      <text:p text:style-name="P8">19<text:tab/>Psalms 79-89 <text:s text:c="11"/></text:p>
      <text:p text:style-name="P8">20<text:tab/>Psalms 90-103 <text:s text:c="10"/></text:p>
      <text:p text:style-name="P8">21<text:tab/>Psalms 104-110 <text:s/></text:p>
      <text:p text:style-name="P8">22<text:tab/>Psalms 111-119 <text:s/></text:p>
      <text:p text:style-name="P8">23<text:tab/>Psalms 120-136 <text:s/></text:p>
      <text:p text:style-name="P8">24<text:tab/>Psalms 137-150 <text:s/></text:p>
      <text:p text:style-name="P8">25<text:tab/>Proverbs 1-9 <text:s text:c="11"/></text:p>
      <text:p text:style-name="P8">26<text:tab/>Proverbs 10-17 <text:s/></text:p>
      <text:p text:style-name="P8">27<text:tab/>Proverbs 18-24 <text:s/></text:p>
      <text:p text:style-name="P8">28<text:tab/>Proverbs 25-31 <text:s/></text:p>
      <text:p text:style-name="P8">29<text:tab/>Ecclesiastes <text:s text:c="11"/></text:p>
      <text:p text:style-name="P13">30<text:tab/>Song of Solomon</text:p>
      <text:p text:style-name="P4"><text:span text:style-name="Strong_20_Emphasis"><text:span text:style-name="T5"/></text:span></text:p>
      <text:p text:style-name="P14"><text:span text:style-name="Strong_20_Emphasis"><text:span text:style-name="T7">Phase 5</text:span></text:span></text:p>
      <text:p text:style-name="P9"><text:span text:style-name="Strong_20_Emphasis"><text:span text:style-name="T6"/></text:span></text:p>
      <text:p text:style-name="P9"><text:span text:style-name="Strong_20_Emphasis"><text:span text:style-name="T6"/></text:span></text:p>
      <text:p text:style-name="P5"><text:span text:style-name="Strong_20_Emphasis"><text:span text:style-name="T5">1<text:tab/>Joshua 1-8</text:span></text:span></text:p>
      <text:p text:style-name="P7">2<text:tab/>Joshua 9-15</text:p>
      <text:p text:style-name="P7">3<text:tab/>Joshua 16-24</text:p>
      <text:p text:style-name="P7">4<text:tab/>Judges 1-7</text:p>
      <text:p text:style-name="P7">5<text:tab/>Judges 8-14</text:p>
      <text:p text:style-name="P7">6<text:tab/>Judges 15-21</text:p>
      <text:p text:style-name="P7">7<text:tab/>Ruth, 1 Samuel 1-5</text:p>
      <text:p text:style-name="P7">8<text:tab/>1 Samuel 6-13</text:p>
      <text:p text:style-name="P7">9<text:tab/>1 Samuel 14-21</text:p>
      <text:p text:style-name="P7">10<text:tab/>1 Samuel 22-31</text:p>
      <text:p text:style-name="P7">11<text:tab/>2 Samuel 1-8</text:p>
      <text:p text:style-name="P7">12<text:tab/>2 Samuel 9-15</text:p>
      <text:p text:style-name="P7">13<text:tab/>2 Samuel 16-24</text:p>
      <text:p text:style-name="P7">14<text:tab/>1 Kings 1-6</text:p>
      <text:p text:style-name="P7">15<text:tab/>1 Kings 7-11</text:p>
      <text:p text:style-name="P7">16<text:tab/>1 Kings 12-17</text:p>
      <text:p text:style-name="P7">17<text:tab/>1 Kings 18-22</text:p>
      <text:p text:style-name="P7">18<text:tab/>2 Kings 1-6</text:p>
      <text:p text:style-name="P7">19<text:tab/>2 Kings 7-14</text:p>
      <text:p text:style-name="P7">20<text:tab/>2 Kings 15-20</text:p>
      <text:p text:style-name="P7">21<text:tab/>2 Kings 21-25</text:p>
      <text:p text:style-name="P7">22<text:tab/>1 Chronicles 1-6</text:p>
      <text:p text:style-name="P7">23<text:tab/>1 Chronicles 7-14</text:p>
      <text:p text:style-name="P7">24<text:tab/>1 Chronicles 15-22</text:p>
      <text:p text:style-name="P7">25<text:tab/>1 Chronicles 23-29</text:p>
      <text:p text:style-name="P7">26<text:tab/>2 Chronicles 1-7</text:p>
      <text:p text:style-name="P7">27<text:tab/>2 Chronicles 8-16</text:p>
      <text:p text:style-name="P7">28<text:tab/>2 Chronicles 17-24</text:p>
      <text:p text:style-name="P7">29<text:tab/>2 Chronicles 25-30</text:p>
      <text:p text:style-name="P12">30<text:tab/>2 Chronicles 31-36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ndale Mono" fo:font-size="10pt" style:font-name-asian="Andale Mono" style:font-size-asian="10pt" style:font-name-complex="Andale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5" fo:column-gap="0.2in">
          <style:column-sep style:width="0.0008in" style:color="#000000" style:height="80%"/>
          <style:column style:rel-width="13107*" fo:start-indent="0in" fo:end-indent="0.1in"/>
          <style:column style:rel-width="13107*" fo:start-indent="0.1in" fo:end-indent="0.1in"/>
          <style:column style:rel-width="13107*" fo:start-indent="0.1in" fo:end-indent="0.1in"/>
          <style:column style:rel-width="13107*" fo:start-indent="0.1in" fo:end-indent="0.1in"/>
          <style:column style:rel-width="13107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Strong_20_Emphasis">Daily Schedule for Reading or Quoting</text:span></text:p>
      </style:header>
      <style:footer>
        <text:p text:style-name="MP2">Faithful Word Baptist Church <text:s text:c="16"/>www.faithfulwordbaptist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9T21:44:55</meta:creation-date>
    <dc:date>2010-10-19T22:14:39</dc:date>
    <meta:editing-duration>PT00H10M46S</meta:editing-duration>
    <meta:editing-cycles>4</meta:editing-cycles>
    <meta:generator>OpenOffice.org/3.1$Unix OpenOffice.org_project/310m21$Build-9319</meta:generator>
    <meta:document-statistic meta:table-count="0" meta:image-count="0" meta:object-count="0" meta:page-count="1" meta:paragraph-count="157" meta:word-count="500" meta:character-count="3538"/>
  </office:meta>
</office:document-meta>
</file>